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Tahoma, Geneva, Verdana, sans-serif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2.24pt solid #2e8b57"/>
      <style:text-properties fo:font-variant="normal" fo:text-transform="none" fo:color="#2e8b57" loext:opacity="100%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margin-top="1.058cm" fo:margin-bottom="0.247cm" style:contextual-spacing="false" fo:orphans="2" fo:widows="2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font-variant="normal" fo:text-transform="none" fo:color="#2e8b57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e8b57" loext:opacity="100%" style:font-name="Segoe UI" fo:font-size="14pt" fo:letter-spacing="normal" fo:font-style="normal" fo:font-weight="bold" fo:background-color="#fafafa" loext:padding-left="0.529cm" loext:padding-right="0cm" loext:padding-top="0cm" loext:padding-bottom="0cm" loext:border-left="3.74pt solid #2e8b57" loext:border-right="none" loext:border-top="none" loext:border-bottom="none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4pt" fo:letter-spacing="normal" fo:font-style="normal" fo:font-weight="normal" fo:background-color="#fafafa" loext:padding-left="0.529cm" loext:padding-right="0cm" loext:padding-top="0cm" loext:padding-bottom="0cm" loext:border-left="3.74pt solid #2e8b57" loext:border-right="none" loext:border-top="none" loext:border-bottom="none"/>
    </style:style>
    <style:style style:name="P6" style:family="paragraph" style:parent-style-name="Text_20_body">
      <style:paragraph-properties fo:margin-left="0cm" fo:margin-right="0cm" fo:margin-top="0cm" fo:margin-bottom="0.794cm" style:contextual-spacing="false" fo:orphans="2" fo:widows="2" fo:text-indent="0cm" style:auto-text-indent="false"/>
      <style:text-properties fo:font-variant="normal" fo:text-transform="none" fo:color="#555555" loext:opacity="100%" style:font-name="Consolas" fo:font-size="14pt" fo:letter-spacing="normal" fo:font-style="normal" style:text-underline-style="solid" style:text-underline-width="auto" style:text-underline-color="font-color" fo:font-weight="bold" fo:background-color="#f8f9fa" loext:padding-left="0cm" loext:padding-right="0cm" loext:padding-top="0.318cm" loext:padding-bottom="0.318cm" loext:border-left="none" loext:border-right="none" loext:border-top="0.74pt solid #cccccc" loext:border-bottom="0.74pt solid #cccccc"/>
    </style:style>
    <style:style style:name="P7" style:family="paragraph" style:parent-style-name="Preformatted_20_Text">
      <style:paragraph-properties fo:margin-left="0cm" fo:margin-right="0cm" fo:margin-top="0.132cm" fo:margin-bottom="0.132cm" style:contextual-spacing="false" fo:orphans="2" fo:widows="2" fo:text-indent="0cm" style:auto-text-indent="false"/>
      <style:text-properties fo:font-variant="normal" fo:text-transform="none" fo:color="#333333" loext:opacity="100%" style:font-name="Consolas" fo:font-size="14pt" fo:letter-spacing="normal" fo:font-style="normal" fo:font-weight="normal" fo:background-color="#f8f9fa" loext:padding-left="0cm" loext:padding-right="0cm" loext:padding-top="0.318cm" loext:padding-bottom="0.318cm" loext:border-left="none" loext:border-right="none" loext:border-top="0.74pt solid #cccccc" loext:border-bottom="0.74pt solid #cccccc"/>
    </style:style>
    <style:style style:name="P8" style:family="paragraph" style:parent-style-name="Text_20_body">
      <style:paragraph-properties fo:margin-left="0cm" fo:margin-right="0cm" fo:margin-top="0cm" fo:margin-bottom="0.397cm" style:contextual-spacing="false" fo:text-align="justify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794cm" style:contextual-spacing="false" fo:orphans="2" fo:widows="2" fo:text-indent="0cm" style:auto-text-indent="false"/>
      <style:text-properties fo:font-variant="normal" fo:text-transform="none" fo:color="#333333" loext:opacity="100%" style:font-name="Consolas" fo:font-size="14pt" fo:letter-spacing="normal" fo:font-style="normal" fo:font-weight="normal" fo:background-color="#f8f9fa" loext:padding-left="0cm" loext:padding-right="0cm" loext:padding-top="0.318cm" loext:padding-bottom="0.318cm" loext:border-left="none" loext:border-right="none" loext:border-top="0.74pt solid #cccccc" loext:border-bottom="0.74pt solid #cccccc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</style:style>
    <style:style style:name="T1" style:family="text">
      <style:text-properties style:font-name="Segoe UI" fo:font-style="normal" fo:font-weight="normal"/>
    </style:style>
    <style:style style:name="T2" style:family="text">
      <style:text-properties fo:font-variant="normal" fo:text-transform="none" fo:color="#333333" loext:opacity="100%" style:font-name="Segoe UI" fo:font-size="14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Segoe UI" fo:font-size="14pt" fo:letter-spacing="normal" fo:font-style="normal" fo:font-weight="normal" fo:background-color="#fafafa" loext:char-shading-value="0" loext:padding-left="0.529cm" loext:padding-right="0cm" loext:padding-top="0cm" loext:padding-bottom="0cm" loext:border-left="3.74pt solid #2e8b57" loext:border-right="none" loext:border-top="none" loext:border-bottom="none"/>
    </style:style>
    <style:style style:name="T4" style:family="text">
      <style:text-properties fo:color="#555555" loext:opacity="100%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2e8b57" loext:opacity="100%" style:font-name="Segoe UI" fo:font-size="14pt" fo:letter-spacing="normal" fo:font-style="normal" fo:font-weight="bold" fo:background-color="#fafafa" loext:char-shading-value="0" loext:padding-left="0.529cm" loext:padding-right="0cm" loext:padding-top="0cm" loext:padding-bottom="0cm" loext:border-left="3.74pt solid #2e8b57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📜 <text:span text:style-name="T1">Algoritmos e Programação: Estruturas de Repetição</text:span></text:h>
      <text:p text:style-name="P2"><text:span text:style-name="T2">Esta lista foi elaborada para consolidar o domínio sobre laços de repetição (</text:span><text:span text:style-name="Source_20_Text"><text:span text:style-name="T2">for</text:span></text:span><text:span text:style-name="T2">, </text:span><text:span text:style-name="Source_20_Text"><text:span text:style-name="T2">while</text:span></text:span><text:span text:style-name="T2"> e </text:span><text:span text:style-name="Source_20_Text"><text:span text:style-name="T2">do-while</text:span></text:span><text:span text:style-name="T2">). Leia atentamente as restrições matemáticas de cada enunciado.</text:span></text:p>
      <text:h text:style-name="P3" text:outline-level="2">🟢 <text:span text:style-name="T1">Nível 1: Aquecimento (Contagem e Acúmulo)</text:span></text:h>
      <text:p text:style-name="P4">1. Sequência Linear Inteira</text:p>
      <text:p text:style-name="P5">Desenvolva um algoritmo que utilize uma estrutura de repetição para exibir na tela a sequência de números inteiros de 1 a 20, apresentando um valor por linha.</text:p>
      <text:p text:style-name="P6">Saída Esperada:</text:p>
      <text:p text:style-name="P7">1 2 3... 20</text:p>
      <text:p text:style-name="P4">2. Gerador de Tabuada Específica</text:p>
      <text:p text:style-name="P8"><text:span text:style-name="T3">Implemente um programa que solicite ao usuário um número inteiro </text:span><text:span text:style-name="Strong_20_Emphasis"><text:span text:style-name="T3">n</text:span></text:span><text:span text:style-name="T3">. O algoritmo deve calcular e exibir a tabuada de multiplicação de 1 a 10 para o valor fornecido, seguindo o formato padrão: </text:span><text:span text:style-name="Strong_20_Emphasis"><text:span text:style-name="T3">n * i = resultado</text:span></text:span><text:span text:style-name="T3">.</text:span></text:p>
      <text:p text:style-name="P9"><text:span text:style-name="T4">Entrada:</text:span> 7 | <text:span text:style-name="T4">Saída:</text:span></text:p>
      <text:p text:style-name="P7">7 x 1 = 7... 7 x 10 = 70</text:p>
      <text:p text:style-name="P4">3. Somatório de Intervalo Fechado</text:p>
      <text:p text:style-name="P8"><text:soft-page-break/><text:span text:style-name="T3">Elabore um código que receba um número inteiro positivo </text:span><text:span text:style-name="Strong_20_Emphasis"><text:span text:style-name="T3">n</text:span></text:span><text:span text:style-name="T3"> e calcule o somatório de todos os números naturais no intervalo </text:span><text:span text:style-name="Strong_20_Emphasis"><text:span text:style-name="T3">[1, n]</text:span></text:span><text:span text:style-name="T3">. Exemplo: Se </text:span><text:span text:style-name="Strong_20_Emphasis"><text:span text:style-name="T3">n=4</text:span></text:span><text:span text:style-name="T3">, o resultado é </text:span><text:span text:style-name="Strong_20_Emphasis"><text:span text:style-name="T3">1+2+3+4=10</text:span></text:span><text:span text:style-name="T3">.</text:span></text:p>
      <text:p text:style-name="P9"><text:span text:style-name="T4">Entrada:</text:span> 10 | <text:span text:style-name="T4">Saída:</text:span></text:p>
      <text:p text:style-name="P7">Soma total: 55</text:p>
      <text:p text:style-name="P4">4. Média Aritmética de Ponto Flutuante</text:p>
      <text:p text:style-name="P5">Escreva um programa que realize a leitura de 5 valores reais (notas ou medidas). Ao final da leitura, o algoritmo deve calcular e exibir a média aritmética simples com duas casas decimais.</text:p>
      <text:p text:style-name="P9"><text:span text:style-name="T4">Entradas:</text:span> 8.5, 7.0, 6.0, 9.0, 4.5 | <text:span text:style-name="T4">Saída:</text:span></text:p>
      <text:p text:style-name="P7">Média: 7.00</text:p>
      <text:p text:style-name="P4">5. Filtro de Ímpares Positivos</text:p>
      <text:p text:style-name="P8"><text:span text:style-name="T3">Dado um valor inteiro positivo </text:span><text:span text:style-name="Strong_20_Emphasis"><text:span text:style-name="T3">k</text:span></text:span><text:span text:style-name="T3">, exiba os primeiros </text:span><text:span text:style-name="Strong_20_Emphasis"><text:span text:style-name="T3">k</text:span></text:span><text:span text:style-name="T3"> números naturais ímpares. O algoritmo deve garantir que o primeiro número exibido seja o 1.</text:span></text:p>
      <text:p text:style-name="P9"><text:span text:style-name="T4">Entrada:</text:span> 5 | <text:span text:style-name="T4">Saída:</text:span></text:p>
      <text:p text:style-name="P7">1, 3, 5, 7, 9</text:p>
      <text:p text:style-name="P4">6. Acumulador de N Entradas</text:p>
      <text:p text:style-name="P8"><text:span text:style-name="T3">Solicite primeiro a quantidade de números que serão processados (</text:span><text:span text:style-name="Strong_20_Emphasis"><text:span text:style-name="T3">n</text:span></text:span><text:span text:style-name="T3">). Em seguida, utilize um laço para ler esses </text:span><text:span text:style-name="Strong_20_Emphasis"><text:span text:style-name="T3">n</text:span></text:span><text:span text:style-name="T3"> números e, ao término, informe o valor acumulado da soma.</text:span></text:p>
      <text:p text:style-name="P9"><text:soft-page-break/><text:span text:style-name="T4">Entrada:</text:span> (Qtd: 3) 15.5, 10, 5.5 | <text:span text:style-name="T4">Saída:</text:span></text:p>
      <text:p text:style-name="P7">Soma: 31.0</text:p>
      <text:p text:style-name="P4">7. Intervalo Numérico Estrito</text:p>
      <text:p text:style-name="P5">Crie um algoritmo que imprima os 30 primeiros números inteiros estritamente maiores que 100.</text:p>
      <text:p text:style-name="P6">Saída:</text:p>
      <text:p text:style-name="P7">101, 102, 103 ... 130</text:p>
      <text:p text:style-name="P4">8. Tabela de Potências (Quadrados)</text:p>
      <text:p text:style-name="P5">Exiba uma lista contendo o quadrado de cada número inteiro presente no intervalo de 1 a 15.</text:p>
      <text:p text:style-name="P6">Saída:</text:p>
      <text:p text:style-name="P7">1, 4, 9, 16, 25 ... 225</text:p>
      <text:h text:style-name="P3" text:outline-level="2">🟡 <text:span text:style-name="T1">Nível 2: Intermediário (Lógica e Condicionais)</text:span></text:h>
      <text:p text:style-name="P10"><text:span text:style-name="T5">9. Cálculo de Fatorial (</text:span><text:span text:style-name="Strong_20_Emphasis"><text:span text:style-name="T5">n!</text:span></text:span><text:span text:style-name="T5">)</text:span></text:p>
      <text:p text:style-name="P8"><text:span text:style-name="T3">Implemente o cálculo do fatorial de um número inteiro </text:span><text:span text:style-name="Strong_20_Emphasis"><text:span text:style-name="T3">n</text:span></text:span><text:span text:style-name="T3">. Lembre-se que </text:span><text:span text:style-name="Strong_20_Emphasis"><text:span text:style-name="T3">n! = n * (n-1) * ... * 1</text:span></text:span><text:span text:style-name="T3"> e que, por definição matemática, </text:span><text:span text:style-name="Strong_20_Emphasis"><text:span text:style-name="T3">0! = 1</text:span></text:span><text:span text:style-name="T3">.</text:span></text:p>
      <text:p text:style-name="P9"><text:span text:style-name="T4">Entrada:</text:span> 5 | <text:span text:style-name="T4">Saída:</text:span></text:p>
      <text:p text:style-name="P7"><text:soft-page-break/>5! = 120</text:p>
      <text:p text:style-name="P4">10. Exponenciação via Repetição</text:p>
      <text:p text:style-name="P8"><text:span text:style-name="T3">Leia uma base </text:span><text:span text:style-name="Strong_20_Emphasis"><text:span text:style-name="T3">a</text:span></text:span><text:span text:style-name="T3"> (real) e um expoente </text:span><text:span text:style-name="Strong_20_Emphasis"><text:span text:style-name="T3">b</text:span></text:span><text:span text:style-name="T3"> (inteiro positivo). Calcule o valor de </text:span><text:span text:style-name="Strong_20_Emphasis"><text:span text:style-name="T3">a</text:span></text:span><text:span text:style-name="T3"> elevado a </text:span><text:span text:style-name="Strong_20_Emphasis"><text:span text:style-name="T3">b</text:span></text:span><text:span text:style-name="T3"> utilizando apenas estruturas de repetição, sem auxílio de bibliotecas matemáticas.</text:span></text:p>
      <text:p text:style-name="P9"><text:span text:style-name="T4">Entrada:</text:span> 2.0, 4 | <text:span text:style-name="T4">Saída:</text:span></text:p>
      <text:p text:style-name="P7">Resultado: 16.0</text:p>
      <text:p text:style-name="P4">11. Progressão de Pares Acima de Limite</text:p>
      <text:p text:style-name="P5">Desenvolva um algoritmo que identifique e exiba os 30 primeiros números pares que sejam maiores que 1001.</text:p>
      <text:p text:style-name="P6">Saída:</text:p>
      <text:p text:style-name="P7">1002, 1004, 1006 ... 1060</text:p>
      <text:p text:style-name="P4">12. Separação de Paridade</text:p>
      <text:p text:style-name="P8"><text:span text:style-name="T3">Leia um conjunto de </text:span><text:span text:style-name="Strong_20_Emphasis"><text:span text:style-name="T3">n</text:span></text:span><text:span text:style-name="T3"> números inteiros. O programa deve calcular duas somas distintas: a soma de todos os números pares e a soma de todos os números ímpares digitados.</text:span></text:p>
      <text:p text:style-name="P9"><text:span text:style-name="T4">Entrada:</text:span> 10, 3, 2, 5 | <text:span text:style-name="T4">Saída:</text:span></text:p>
      <text:p text:style-name="P7">Soma Pares: 12 | Soma Ímpares: 8</text:p>
      <text:p text:style-name="P4">13. Busca de Extremos</text:p>
      <text:p text:style-name="P5">Crie um programa que leia 10 números reais e, ao final da execução, identifique e exiba o maior e o menor valor encontrado no conjunto.</text:p>
      <text:p text:style-name="P9"><text:soft-page-break/><text:span text:style-name="T4">Entrada:</text:span> 1.5, 9.8, -2.0, 4.5... | <text:span text:style-name="T4">Saída:</text:span></text:p>
      <text:p text:style-name="P7">Maior: 9.8 | Menor: -2.0</text:p>
      <text:p text:style-name="P4">14. Monitoramento com Sentinela</text:p>
      <text:p text:style-name="P5">Implemente um laço que leia números reais indefinidamente. O processo deve ser encerrado quando o usuário digitar o valor 0 (zero). Ao final, exiba a média aritmética de todos os valores válidos (excluindo o zero).</text:p>
      <text:p text:style-name="P9"><text:span text:style-name="T4">Entrada:</text:span> 10, 5, 15, 0 | <text:span text:style-name="T4">Saída:</text:span></text:p>
      <text:p text:style-name="P7">Média: 10.0</text:p>
      <text:p text:style-name="P4">15. Série de Fibonacci</text:p>
      <text:p text:style-name="P8"><text:span text:style-name="T3">A sequência de Fibonacci inicia com os termos 1 e 1, e cada termo subsequente é a soma dos dois anteriores. Exiba os </text:span><text:span text:style-name="Strong_20_Emphasis"><text:span text:style-name="T3">n</text:span></text:span><text:span text:style-name="T3"> primeiros termos dessa sequência.</text:span></text:p>
      <text:p text:style-name="P9"><text:span text:style-name="T4">Entrada:</text:span> 7 | <text:span text:style-name="T4">Saída:</text:span></text:p>
      <text:p text:style-name="P7">1, 1, 2, 3, 5, 8, 13</text:p>
      <text:p text:style-name="P4">16. Múltiplos em Intervalo Definido</text:p>
      <text:p text:style-name="P8"><text:span text:style-name="T3">Leia três valores inteiros: um divisor </text:span><text:span text:style-name="Strong_20_Emphasis"><text:span text:style-name="T3">k</text:span></text:span><text:span text:style-name="T3"> e os limites de um intervalo </text:span><text:span text:style-name="Strong_20_Emphasis"><text:span text:style-name="T3">[A, B]</text:span></text:span><text:span text:style-name="T3">. Exiba todos os múltiplos de </text:span><text:span text:style-name="Strong_20_Emphasis"><text:span text:style-name="T3">k</text:span></text:span><text:span text:style-name="T3"> que estejam dentro do intervalo informado.</text:span></text:p>
      <text:p text:style-name="P9"><text:span text:style-name="T4">Entrada:</text:span> K=4, A=10, B=25 | <text:span text:style-name="T4">Saída:</text:span></text:p>
      <text:p text:style-name="P7"><text:soft-page-break/>12, 16, 20, 24</text:p>
      <text:p text:style-name="P4">17. Decomposição e Soma de Dígitos</text:p>
      <text:p text:style-name="P5">Receba um número inteiro positivo e calcule a soma de cada um de seus dígitos. Utilize operadores de divisão inteira e resto para isolar os algarismos.</text:p>
      <text:p text:style-name="P9"><text:span text:style-name="T4">Entrada:</text:span> 159 | <text:span text:style-name="T4">Saída:</text:span></text:p>
      <text:p text:style-name="P7">Soma dos dígitos: 15 (1+5+9)</text:p>
      <text:p text:style-name="P4">18. Validação de Número Perfeito</text:p>
      <text:p text:style-name="P8"><text:span text:style-name="T3">Um número é considerado perfeito se a soma de seus divisores próprios (excluindo ele mesmo) for igual ao próprio número. Verifique se um número </text:span><text:span text:style-name="Strong_20_Emphasis"><text:span text:style-name="T3">n</text:span></text:span><text:span text:style-name="T3"> é perfeito.</text:span></text:p>
      <text:p text:style-name="P9"><text:span text:style-name="T4">Entrada:</text:span> 28 | <text:span text:style-name="T4">Saída:</text:span></text:p>
      <text:p text:style-name="P7">28 é perfeito (1+2+4+7+14=28)</text:p>
      <text:h text:style-name="P3" text:outline-level="2">🟠 <text:span text:style-name="T1">Nível 3: Avançado (Algoritmos de Teoria dos Números)</text:span></text:h>
      <text:p text:style-name="P4">19. Teste de Primalidade</text:p>
      <text:p text:style-name="P8"><text:span text:style-name="T3">Desenvolva um algoritmo que determine se um número inteiro positivo </text:span><text:span text:style-name="Strong_20_Emphasis"><text:span text:style-name="T3">n</text:span></text:span><text:span text:style-name="T3"> é primo. Um número é primo se for divisível apenas por 1 e por ele mesmo (e maior que 1).</text:span></text:p>
      <text:p text:style-name="P9"><text:span text:style-name="T4">Entrada:</text:span> 17 | <text:span text:style-name="T4">Saída:</text:span></text:p>
      <text:p text:style-name="P7"><text:soft-page-break/>17 é um número primo.</text:p>
      <text:p text:style-name="P4">20. Múltiplos Simultâneos de Grande Escala</text:p>
      <text:p text:style-name="P5">Imprima os 25 primeiros números inteiros que sejam maiores que 5000 e divisíveis por 3 e 5 ao mesmo tempo (múltiplos de 15).</text:p>
      <text:p text:style-name="P6">Saída:</text:p>
      <text:p text:style-name="P7">5010, 5025, 5040 ...</text:p>
      <text:p text:style-name="P4">21. Conversor Binário para Decimal</text:p>
      <text:p text:style-name="P5">Leia um número inteiro que represente uma sequência binária (composta apenas por 0s e 1s). Converta este valor para sua base decimal utilizando potências de 2.</text:p>
      <text:p text:style-name="P9"><text:span text:style-name="T4">Entrada:</text:span> 1101 | <text:span text:style-name="T4">Saída:</text:span></text:p>
      <text:p text:style-name="P7">Valor decimal: 13</text:p>
      <text:p text:style-name="P4">22. Conversor Decimal para Binário</text:p>
      <text:p text:style-name="P5">Receba um número decimal inteiro e realize sucessivas divisões por 2 para encontrar sua representação binária. Exiba os restos em ordem inversa.</text:p>
      <text:p text:style-name="P9"><text:span text:style-name="T4">Entrada:</text:span> 10 | <text:span text:style-name="T4">Saída:</text:span></text:p>
      <text:p text:style-name="P7">Binário: 1010</text:p>
      <text:p text:style-name="P4">23. Aproximação da Série Harmônica</text:p>
      <text:p text:style-name="P8"><text:span text:style-name="T3">Calcule o valor de </text:span><text:span text:style-name="Strong_20_Emphasis"><text:span text:style-name="T3">H</text:span></text:span><text:span text:style-name="T3"> para um número </text:span><text:span text:style-name="Strong_20_Emphasis"><text:span text:style-name="T3">n</text:span></text:span><text:span text:style-name="T3"> de termos, onde </text:span><text:span text:style-name="Strong_20_Emphasis"><text:span text:style-name="T3">H = 1 + 1/2 + 1/3 + ... + 1/n</text:span></text:span><text:span text:style-name="T3">. O resultado deve ser exibido como um número real.</text:span></text:p>
      <text:p text:style-name="P9"><text:soft-page-break/><text:span text:style-name="T4">Entrada:</text:span> 5 | <text:span text:style-name="T4">Saída:</text:span></text:p>
      <text:p text:style-name="P7">Valor de H: 2.2833</text:p>
      <text:p text:style-name="P4">24. Primos em Faixa Numérica</text:p>
      <text:p text:style-name="P5">Solicite ao usuário dois valores, Início e Fim. O algoritmo deve percorrer este intervalo e exibir todos os números primos encontrados entre os dois limites.</text:p>
      <text:p text:style-name="P9"><text:span text:style-name="T4">Entrada:</text:span> 10, 30 | <text:span text:style-name="T4">Saída:</text:span></text:p>
      <text:p text:style-name="P7">11, 13, 17, 19, 23, 29</text:p>
      <text:h text:style-name="P3" text:outline-level="2">🔴 <text:span text:style-name="T1">Nível 4: Desafio (Matemática Computacional)</text:span></text:h>
      <text:p text:style-name="P4">25. MDC via Algoritmo de Euclides</text:p>
      <text:p text:style-name="P8"><text:span text:style-name="T3">Implemente o cálculo do Máximo Divisor Comum (MDC) entre dois inteiros utilizando o método de Euclides: enquanto o resto da divisão de </text:span><text:span text:style-name="Strong_20_Emphasis"><text:span text:style-name="T3">a</text:span></text:span><text:span text:style-name="T3"> por </text:span><text:span text:style-name="Strong_20_Emphasis"><text:span text:style-name="T3">b</text:span></text:span><text:span text:style-name="T3"> não for zero, o novo </text:span><text:span text:style-name="Strong_20_Emphasis"><text:span text:style-name="T3">a</text:span></text:span><text:span text:style-name="T3"> vira </text:span><text:span text:style-name="Strong_20_Emphasis"><text:span text:style-name="T3">b</text:span></text:span><text:span text:style-name="T3"> e o novo </text:span><text:span text:style-name="Strong_20_Emphasis"><text:span text:style-name="T3">b</text:span></text:span><text:span text:style-name="T3"> vira o resto.</text:span></text:p>
      <text:p text:style-name="P9"><text:span text:style-name="T4">Entrada:</text:span> 48, 18 | <text:span text:style-name="T4">Saída:</text:span></text:p>
      <text:p text:style-name="P7">MDC: 6</text:p>
      <text:p text:style-name="P4">26. Mínimo Múltiplo Comum (MMC)</text:p>
      <text:p text:style-name="P8"><text:span text:style-name="T3">Calcule o MMC de dois números. Dica: O MMC pode ser obtido através da relação: </text:span><text:span text:style-name="Strong_20_Emphasis"><text:span text:style-name="T3">MMC(a,b) = (a * b) / MDC(a,b)</text:span></text:span><text:span text:style-name="T3">.</text:span></text:p>
      <text:p text:style-name="P9"><text:span text:style-name="T4">Entrada:</text:span> 12, 15 | <text:span text:style-name="T4">Saída:</text:span></text:p>
      <text:p text:style-name="P7"><text:soft-page-break/>MMC: 60</text:p>
      <text:p text:style-name="P4">27. Identificação de Números de Armstrong</text:p>
      <text:p text:style-name="P8"><text:span text:style-name="T3">Um número de Armstrong é aquele onde a soma de seus dígitos elevados à potência </text:span><text:span text:style-name="Strong_20_Emphasis"><text:span text:style-name="T3">k</text:span></text:span><text:span text:style-name="T3"> (onde </text:span><text:span text:style-name="Strong_20_Emphasis"><text:span text:style-name="T3">k</text:span></text:span><text:span text:style-name="T3"> é o número de dígitos) resulta no próprio número. Verifique se </text:span><text:span text:style-name="Strong_20_Emphasis"><text:span text:style-name="T3">n</text:span></text:span><text:span text:style-name="T3"> possui esta característica.</text:span></text:p>
      <text:p text:style-name="P9"><text:span text:style-name="T4">Entrada:</text:span> 371 | <text:span text:style-name="T4">Saída:</text:span></text:p>
      <text:p text:style-name="P7">371 é Armstrong (3³ + 7³ + 1³ = 371)</text:p>
      <text:p text:style-name="P4">28. Verificação de Palíndromo Numérico</text:p>
      <text:p text:style-name="P5">Determine se um número inteiro é um palíndromo (ex: 1221). Restrição: Você deve inverter o número matematicamente (usando restos e multiplicações por 10) e comparar com o original, sem converter para texto.</text:p>
      <text:p text:style-name="P9"><text:span text:style-name="T4">Entrada:</text:span> 12321 | <text:span text:style-name="T4">Saída:</text:span></text:p>
      <text:p text:style-name="P7">É palíndromo.</text:p>
      <text:p text:style-name="P4">29. Verificação da Conjectura de Goldbach</text:p>
      <text:p text:style-name="P8"><text:span text:style-name="T3">A conjectura diz que todo número par maior que 2 é a soma de dois primos. Peça um número par </text:span><text:span text:style-name="Strong_20_Emphasis"><text:span text:style-name="T3">n</text:span></text:span><text:span text:style-name="T3"> e exiba os dois primos que o compõem.</text:span></text:p>
      <text:p text:style-name="P9"><text:span text:style-name="T4">Entrada:</text:span> 14 | <text:span text:style-name="T4">Saída:</text:span></text:p>
      <text:p text:style-name="P7">14 = 3 + 11 (ou 7+7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Tahoma, Geneva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21:29:30.015527900</meta:creation-date>
    <dc:date>2026-04-13T21:29:56.556413100</dc:date>
    <meta:editing-duration>PT27S</meta:editing-duration>
    <meta:editing-cycles>1</meta:editing-cycles>
    <meta:document-statistic meta:table-count="0" meta:image-count="0" meta:object-count="0" meta:page-count="9" meta:paragraph-count="122" meta:word-count="1262" meta:character-count="6958" meta:non-whitespace-character-count="5821"/>
    <meta:generator>LibreOffice/26.2.2.2$Windows_X86_64 LibreOffice_project/1f77d10d6938fd34972958f64b2bcfa54f8b1ba5</meta:generator>
  </office:meta>
</office:document-meta>
</file>